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2.538cm" fo:break-before="auto" style:use-optimal-row-height="false"/>
    </style:style>
    <style:style style:name="ro5" style:family="table-row">
      <style:table-row-properties style:row-height="1.894cm" fo:break-before="auto" style:use-optimal-row-height="false"/>
    </style:style>
    <style:style style:name="ro6" style:family="table-row">
      <style:table-row-properties style:row-height="1.974cm" fo:break-before="auto" style:use-optimal-row-height="false"/>
    </style:style>
    <style:style style:name="ro7" style:family="table-row">
      <style:table-row-properties style:row-height="3.053cm" fo:break-before="auto" style:use-optimal-row-height="false"/>
    </style:style>
    <style:style style:name="ro8" style:family="table-row">
      <style:table-row-properties style:row-height="2.198cm" fo:break-before="auto" style:use-optimal-row-height="false"/>
    </style:style>
    <style:style style:name="ro9" style:family="table-row">
      <style:table-row-properties style:row-height="3.561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Rang</text:p>
          </table:table-cell>
          <table:table-cell office:value-type="string" calcext:value-type="string">
            <text:p>Risqu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nterne/Exter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nséquences</text:p>
          </table:table-cell>
          <table:table-cell office:value-type="string" calcext:value-type="string">
            <text:p>Réponse</text:p>
          </table:table-cell>
          <table:table-cell office:value-type="string" calcext:value-type="string">
            <text:p>Probabilité (0 – 1)</text:p>
          </table:table-cell>
          <table:table-cell office:value-type="string" calcext:value-type="string">
            <text:p>Impact (1-5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Démission d'un membre</text:p>
          </table:table-cell>
          <table:table-cell office:value-type="string" calcext:value-type="string">
            <text:p>Perte de temps très importante</text:p>
          </table:table-cell>
          <table:table-cell office:value-type="string" calcext:value-type="string">
            <text:p>Renégociation des priorités</text:p>
            <text:p>Avec le client</text:p>
          </table:table-cell>
          <table:table-cell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jeur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Interne/Externe</text:p>
          </table:table-cell>
          <table:table-cell office:value-type="string" calcext:value-type="string">
            <text:p>Manque de temps dû</text:p>
            <text:p>Aux autres projets universitaires</text:p>
          </table:table-cell>
          <table:table-cell office:value-type="string" calcext:value-type="string">
            <text:p>Accumulation du retard,</text:p>
            <text:p> Impossibilité de finir l'application</text:p>
          </table:table-cell>
          <table:table-cell office:value-type="string" calcext:value-type="string">
            <text:p>Mise en place de créneaux </text:p>
            <text:p>De travail par sema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ajeur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Conflit sur la gestion du projet</text:p>
          </table:table-cell>
          <table:table-cell office:value-type="string" calcext:value-type="string">
            <text:p>Retard sur le projet,</text:p>
            <text:p>Produit non conforme aux attentes </text:p>
            <text:p>Du client</text:p>
          </table:table-cell>
          <table:table-cell office:value-type="string" calcext:value-type="string">
            <text:p>Spécification d'un maximum</text:p>
            <text:p>De choses et mise en place </text:p>
            <text:p>De réunions régulières</text:p>
            <text:p>Pour se mettre d'accord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ajeur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Algorithme de placement automatique</text:p>
            <text:p>Des flèches</text:p>
          </table:table-cell>
          <table:table-cell office:value-type="string" calcext:value-type="string">
            <text:p>Perte de temps importante</text:p>
          </table:table-cell>
          <table:table-cell office:value-type="string" calcext:value-type="string">
            <text:p>En cas de perte de temps </text:p>
            <text:p>trop importante mise en</text:p>
            <text:p>Place d'un placement manuel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Perte de motivation</text:p>
          </table:table-cell>
          <table:table-cell office:value-type="string" calcext:value-type="string">
            <text:p>Perte de temps importante</text:p>
          </table:table-cell>
          <table:table-cell office:value-type="string" calcext:value-type="string">
            <text:p>Réunion et créneaux de travail,</text:p>
            <text:p>Distribution du travail en</text:p>
            <text:p>En fonction des préférences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Temporel/</text:p>
            <text:p>Technique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Drag &amp; drop ne répondant pas aux</text:p>
            <text:p>Attentes</text:p>
          </table:table-cell>
          <table:table-cell office:value-type="string" calcext:value-type="string">
            <text:p>Perte de temps,</text:p>
            <text:p> impossibilité de déplacer</text:p>
            <text:p> les entités</text:p>
          </table:table-cell>
          <table:table-cell office:value-type="string" calcext:value-type="string">
            <text:p>En cas de perte de temps </text:p>
            <text:p>trop importante </text:p>
            <text:p>Mise en place d'un </text:p>
            <text:p>Déplacement par coordonnées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Majeur</text:p>
          </table:table-cell>
          <table:table-cell office:value-type="string" calcext:value-type="string">
            <text:p>Temporel/</text:p>
            <text:p>Organisation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Problème lors de l'utilisation</text:p>
            <text:p>Du parseur Antlr</text:p>
          </table:table-cell>
          <table:table-cell office:value-type="string" calcext:value-type="string">
            <text:p>Perte de temps importante,</text:p>
            <text:p>Impossibilité de faire du </text:p>
            <text:p>Reverse engineering</text:p>
          </table:table-cell>
          <table:table-cell office:value-type="string" calcext:value-type="string">
            <text:p>En cas de conflit ou de perte</text:p>
            <text:p> de temps trop importante,</text:p>
            <text:p>Création d'un parseur </text:p>
            <text:p>manuellement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Interne</text:p>
          </table:table-cell>
          <table:table-cell table:style-name="ce2" office:value-type="string" calcext:value-type="string">
            <text:p>Problème lors de l'intégration</text:p>
          </table:table-cell>
          <table:table-cell office:value-type="string" calcext:value-type="string">
            <text:p>Perte de temps importante</text:p>
          </table:table-cell>
          <table:table-cell table:style-name="ce2" office:value-type="string" calcext:value-type="string">
            <text:p><text:span text:style-name="T1">Architecture modulaire</text:span></text:p>
            <text:p><text:span text:style-name="T1">+</text:span></text:p>
            <text:p><text:span text:style-name="T1">Intégration continue</text:span>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Majeur</text:p>
          </table:table-cell>
          <table:table-cell office:value-type="string" calcext:value-type="string">
            <text:p>Technique/</text:p>
            <text:p>Temporel</text:p>
          </table:table-cell>
          <table:table-cell office:value-type="string" calcext:value-type="string">
            <text:p>Interne</text:p>
          </table:table-cell>
          <table:table-cell office:value-type="string" calcext:value-type="string">
            <text:p>Utilisation d'un nouveau</text:p>
            <text:p>Framework : JavaFX</text:p>
          </table:table-cell>
          <table:table-cell office:value-type="string" calcext:value-type="string">
            <text:p>Perte de temps pour</text:p>
            <text:p>se familiariser avec le </text:p>
            <text:p>framework et s'assurer </text:p>
            <text:p>que le framework</text:p>
            <text:p> Réponde aux attentes</text:p>
          </table:table-cell>
          <table:table-cell office:value-type="string" calcext:value-type="string">
            <text:p>Formation avant de coder,</text:p>
            <text:p> recherche + ébauche en </text:p>
            <text:p>JavaFX.</text:p>
            <text:p>En cas de perte de temps</text:p>
            <text:p> trop importante,</text:p>
            <text:p> retour sur Swing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I10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via </meta:initial-creator>
    <meta:creation-date>2016-01-28T11:41:52.871988155</meta:creation-date>
    <dc:date>2016-01-28T12:15:53.320353614</dc:date>
    <dc:creator>kirvia </dc:creator>
    <meta:editing-duration>PT18M28S</meta:editing-duration>
    <meta:editing-cycles>4</meta:editing-cycles>
    <meta:generator>LibreOffice/4.2.8.2$Linux_x86 LibreOffice_project/420m0$Build-2</meta:generator>
    <meta:document-statistic meta:table-count="1" meta:cell-count="90" meta:object-count="0"/>
  </office:meta>
</office:document-meta>
</file>